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fo:language="en" fo:country="US"/>
    </style:style>
    <style:style style:name="P2" style:family="paragraph" style:parent-style-name="Code">
      <style:text-properties fo:language="nb" fo:country="NO"/>
    </style:style>
    <style:style style:name="P3" style:family="paragraph" style:parent-style-name="Body_20_Text_20_Cont">
      <style:text-properties fo:language="en" fo:country="US"/>
    </style:style>
    <style:style style:name="P4" style:family="paragraph" style:parent-style-name="Chapter_20_Title">
      <style:text-properties officeooo:paragraph-rsid="000060bb"/>
    </style:style>
    <style:style style:name="P5" style:family="paragraph" style:parent-style-name="Chapter_20_Number" style:master-page-name="Standard">
      <style:paragraph-properties style:page-number="auto"/>
      <style:text-properties officeooo:paragraph-rsid="000060bb"/>
    </style:style>
    <style:style style:name="P6" style:family="paragraph" style:parent-style-name="Standard">
      <style:paragraph-properties fo:text-align="justify" style:justify-single-word="false"/>
      <style:text-properties officeooo:paragraph-rsid="000060bb"/>
    </style:style>
    <style:style style:name="P7" style:family="paragraph" style:parent-style-name="Standard">
      <style:text-properties fo:color="#bfbfbf" style:font-name="ZapfDingbats" fo:font-size="14pt" officeooo:paragraph-rsid="000060bb" style:font-name-asian="ZapfDingbats" style:font-size-asian="14pt" style:font-name-complex="ZapfDingbats"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style:font-name="Utopia-Italic" fo:language="en" fo:country="US" style:font-name-complex="Utopia-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HelveticaNeue Condensed1" style:font-weight-asian="bold"/>
    </style:style>
    <style:style style:name="T8" style:family="text">
      <style:text-properties fo:font-weight="bold" style:font-name-asian="TheSansMonoConNormal3" style:font-weight-asian="bold"/>
    </style:style>
    <style:style style:name="T9" style:family="text">
      <style:text-properties fo:language="nb" fo:country="NO"/>
    </style:style>
    <style:style style:name="T10" style:family="text">
      <style:text-properties fo:language="nb" fo:country="NO" style:font-name-asian="TheSansMonoConNormal3"/>
    </style:style>
    <style:style style:name="T11" style:family="text">
      <style:text-properties style:font-name-asian="TheSansMonoConNormal3"/>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TheSansMonoCondensed-SemiLightI" style:font-name-complex="TheSansMonoCondensed-SemiLightI"/>
    </style:style>
    <style:style style:name="T15" style:family="text">
      <style:text-properties fo:letter-spacing="-0.0016in" fo:language="en" fo:country="US"/>
    </style:style>
    <style:style style:name="T16" style:family="text">
      <style:text-properties fo:language="it" fo:country="IT" fo:font-weight="bold" style:font-weight-asian="bold" style:font-weight-complex="bold"/>
    </style:style>
    <style:style style:name="T17" style:family="text">
      <style:text-properties fo:font-style="normal" fo:font-weight="bold" style:font-style-asian="normal" style:font-weight-asian="bold"/>
    </style:style>
    <style:style style:name="T18"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9"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TheSansMonoConNormal1" fo:font-size="11pt" fo:language="zxx" fo:country="none" fo:font-weight="bold" style:font-name-asian="Calibri" style:font-size-asian="11pt" style:language-asian="zxx" style:country-asian="none" style:font-weight-asian="bold" style:font-name-complex="TheSansMonoConBlack" style:font-size-complex="11pt" style:language-complex="ar" style:country-complex="SA"/>
    </style:style>
    <style:style style:name="T22" style:family="text">
      <style:text-properties style:font-name="TheSansMonoConNormal1" fo:font-weight="bold" style:font-name-asian="TheSansMonoConNormal3" style:font-weight-asian="bold"/>
    </style:style>
    <style:style style:name="T23" style:family="text">
      <style:text-properties style:font-name="TheSansMonoConNormal1" fo:font-weight="bold" style:font-weight-asian="bold"/>
    </style:style>
    <style:style style:name="T24" style:family="text">
      <style:text-properties officeooo:rsid="0001f963"/>
    </style:style>
    <style:style style:name="T25" style:family="text">
      <style:text-properties officeooo:rsid="000060bb"/>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6075904" text:id="ct93959926075904">
          <text:insertion>
            <office:change-info>
              <dc:creator>Ray Lischner</dc:creator>
              <dc:date>2020-05-01T13:18:27</dc:date>
            </office:change-info>
          </text:insertion>
        </text:changed-region>
        <text:changed-region xml:id="ct93959996225760" text:id="ct93959996225760">
          <text:insertion>
            <office:change-info>
              <dc:creator>Ray Lischner</dc:creator>
              <dc:date>2020-05-01T13:21:27</dc:date>
            </office:change-info>
          </text:insertion>
        </text:changed-region>
        <text:changed-region xml:id="ct93959961374480" text:id="ct93959961374480">
          <text:insertion>
            <office:change-info>
              <dc:creator>Ray Lischner</dc:creator>
              <dc:date>2020-05-01T13:19:12</dc:date>
            </office:change-info>
          </text:insertion>
        </text:changed-region>
        <text:changed-region xml:id="ct93959946488416" text:id="ct93959946488416">
          <text:insertion>
            <office:change-info>
              <dc:creator>Ray Lischner</dc:creator>
              <dc:date>2020-05-01T13:19:17</dc:date>
            </office:change-info>
          </text:insertion>
        </text:changed-region>
        <text:changed-region xml:id="ct93959845902880" text:id="ct93959845902880">
          <text:insertion>
            <office:change-info>
              <dc:creator>Ray Lischner</dc:creator>
              <dc:date>2020-05-01T13:19:33</dc:date>
            </office:change-info>
          </text:insertion>
        </text:changed-region>
        <text:changed-region xml:id="ct93959844676464" text:id="ct93959844676464">
          <text:insertion>
            <office:change-info>
              <dc:creator>Ray Lischner</dc:creator>
              <dc:date>2020-05-01T13:19:38</dc:date>
            </office:change-info>
          </text:insertion>
        </text:changed-region>
        <text:changed-region xml:id="ct93959841274144" text:id="ct93959841274144">
          <text:insertion>
            <office:change-info>
              <dc:creator>Ray Lischner</dc:creator>
              <dc:date>2020-05-01T13:19:45</dc:date>
            </office:change-info>
          </text:insertion>
        </text:changed-region>
        <text:changed-region xml:id="ct93959987025184" text:id="ct93959987025184">
          <text:insertion>
            <office:change-info>
              <dc:creator>Ray Lischner</dc:creator>
              <dc:date>2020-05-01T13:19:50</dc:date>
            </office:change-info>
          </text:insertion>
        </text:changed-region>
        <text:changed-region xml:id="ct93960004300480" text:id="ct93960004300480">
          <text:insertion>
            <office:change-info>
              <dc:creator>Ray Lischner</dc:creator>
              <dc:date>2020-05-01T13:19:53</dc:date>
            </office:change-info>
          </text:insertion>
        </text:changed-region>
        <text:changed-region xml:id="ct93960034441472" text:id="ct93960034441472">
          <text:insertion>
            <office:change-info>
              <dc:creator>Ray Lischner</dc:creator>
              <dc:date>2020-05-01T13:19:59</dc:date>
            </office:change-info>
          </text:insertion>
        </text:changed-region>
        <text:changed-region xml:id="ct93959917441200" text:id="ct93959917441200">
          <text:insertion>
            <office:change-info>
              <dc:creator>Ray Lischner</dc:creator>
              <dc:date>2020-05-01T13:20:03</dc:date>
            </office:change-info>
          </text:insertion>
        </text:changed-region>
        <text:changed-region xml:id="ct93959907789648" text:id="ct93959907789648">
          <text:insertion>
            <office:change-info>
              <dc:creator>Ray Lischner</dc:creator>
              <dc:date>2020-05-01T13:20: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6075904"/>E X P L O R A T I O N <text:s/>4<text:span text:style-name="T25">9</text:span></text:p>
      <text:p text:style-name="P6"/>
      <text:p text:style-name="P7"></text:p>
      <text:p text:style-name="P4"><office:annotation><dc:creator>Michael Thomas</dc:creator><dc:date>2020-04-13T08:49:09.01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2.1</text:span></text:p>
<text:p text:style-name="P8"><text:span text:style-name="T26"/></text:p>
<text:p text:style-name="P8"><text:span text:style-name="T26">All links in the chapter work.</text:span></text:p>
</office:annotation><text:change-end text:change-id="ct93959926075904"/><office:annotation office:name="__Annotation__16655_132422596" loext:resolved="false"><dc:creator>Michael Thomas</dc:creator><dc:date>2020-04-13T08:49:29.92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2.1</text:span></text:p>
<text:p text:style-name="P8"><text:span text:style-name="T26"/></text:p>
<text:p text:style-name="P8"><text:span text:style-name="T26">All links in the chapter work.</text:span></text:p>
</office:annotation>More Operators<office:annotation-end office:name="__Annotation__16655_132422596"/></text:p>
      <text:p text:style-name="Body_20_Text_20_First"><office:annotation office:name="__Annotation__1906_1883013928" loext:resolved="false"><dc:creator>Michael Thomas</dc:creator><dc:date>2020-04-13T15:05:12.150000000</dc:date><text:p text:style-name="P8"><text:span text:style-name="T28">Is this a good time to mention the spaceship operator?</text:span></text:p>
<text:p text:style-name="P8"><text:span text:style-name="T28"/></text:p>
<text:p text:style-name="P8"><text:span text:style-name="T28">https://en.wikipedia.org/wiki/Three-way_comparison#%22Spaceship_operator%22</text:span></text:p>
</office:annotation>C++ has lots of operators. <office:annotation-end office:name="__Annotation__1906_1883013928"/>Lots and lots. So far, I’ve introduced the basic operators that you <text:span text:style-name="T1">require</text:span>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text:bookmark-start text:name="cond"/>Conditional Operator</text:h>
      <text:p text:style-name="Body_20_Text_20_First">The conditional operator is a<text:span text:style-name="T1"> </text:span>unique entry in the C++ operator bestiary, being a<text:span text:style-name="T1"> </text:span>ternary operator, that is, an operator that takes three operands.</text:p>
      <text:p text:style-name="Code"><text:change-start text:change-id="ct93959996225760"/><text:hidden-text text:condition="ooow:" text:string-value=".txt" text:is-hidden="true"/><text:change-end text:change-id="ct93959996225760"/>condition ? true-part : false-part</text:p>
      <text:p text:style-name="Body_20_Text_20_Cont"><text:span text:style-name="T1">The </text:span><text:span text:style-name="Emphasis"><text:span text:style-name="T4">condition</text:span></text:span><text:span text:style-name="T1"> is a Boolean expression. If it evaluates to true, the result of the entire expression is the </text:span><text:span text:style-name="Emphasis"><text:span text:style-name="T4">true-part</text:span></text:span><text:span text:style-name="T1">. If the condition is false, the result is the </text:span><text:span text:style-name="Emphasis"><text:span text:style-name="T4">false-part</text:span></text:span><text:span text:style-name="T1">. As with an </text:span><text:span text:style-name="Code_20_Inline"><text:span text:style-name="T1">if</text:span></text:span><text:span text:style-name="T1"> statement, only one part is evaluated; the branch not taken is skipped. For example, the following statement is perfectly safe:</text:span></text:p>
      <text:p text:style-name="Code">std::cout &lt;&lt; (x == 0 ? 0 : y / x);</text:p>
      <text:p text:style-name="Body_20_Text_20_Cont"><text:span text:style-name="T1">If </text:span><text:span text:style-name="Code_20_Inline"><text:span text:style-name="T1">x</text:span></text:span><text:span text:style-name="T1"> is zero, the </text:span><text:span text:style-name="Code_20_Inline"><text:span text:style-name="T1">y</text:span></text:span><text:span text:style-name="T1"> </text:span><text:span text:style-name="Code_20_Inline"><text:span text:style-name="T1">/</text:span></text:span><text:span text:style-name="T1"> </text:span><text:span text:style-name="Code_20_Inline"><text:span text:style-name="T1">x</text:span></text:span><text:span text:style-name="T1">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text:span text:style-name="Code_20_Inline"><text:span text:style-name="T1">x</text:span></text:span><text:span text:style-name="T1">, depending on whether </text:span><text:span text:style-name="Code_20_Inline"><text:span text:style-name="T1">test</text:span></text:span><text:span text:style-name="T1"> is true.</text:span></text:p>
      <text:p text:style-name="Code"><text:soft-page-break/>x = test ? 42 : 24;</text:p>
      <text:p text:style-name="Body_20_Text_20_Cont"><text:span text:style-name="T1">And an assignment expression can be the </text:span><text:span text:style-name="Emphasis"><text:span text:style-name="T4">true-part</text:span></text:span><text:span text:style-name="T1"> or </text:span><text:span text:style-name="Emphasis"><text:span text:style-name="T4">false-part</text:span></text:span><text:span text:style-name="T1"> of a conditional expression. That is, the following expression:</text:span></text:p>
      <text:p text:style-name="Code">x ? y = 1 : y = 2;</text:p>
      <text:p text:style-name="P3">is parsed as</text:p>
      <text:p text:style-name="Code">x ? (y = 1) : (y = 2);</text:p>
      <text:p text:style-name="Body_20_Text_20_Cont"><text:span text:style-name="T1">The </text:span><text:span text:style-name="Emphasis"><text:span text:style-name="T4">true-part</text:span></text:span><text:span text:style-name="T1"> and </text:span><text:span text:style-name="Emphasis"><text:span text:style-name="T4">false-part</text:span></text:span><text:span text:style-name="T1">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text:span text:style-name="Code_20_Inline"><text:span text:style-name="T1">10.000000</text:span></text:span><text:span text:style-name="T1"> if </text:span><text:span text:style-name="Code_20_Inline"><text:span text:style-name="T1">x</text:span></text:span><text:span text:style-name="T1"> is positive:</text:span></text:p>
      <text:p text:style-name="Code">std::cout &lt;&lt; std::fixed &lt;&lt; (x &gt; 0 ? 10 : 42.24) &lt;&lt; '\n';</text:p>
      <text:p text:style-name="Body_20_Text_20_Cont"><office:annotation office:name="__Annotation__1894_294492880" loext:resolved="false"><dc:creator>Michael Thomas</dc:creator><dc:date>2020-04-13T14:50:39.920000000</dc:date><text:p text:style-name="P8"><text:span text:style-name="T27">This is good advice.</text:span></text:p>
<text:p text:style-name="P8"><text:span text:style-name="T27"/></text:p>
<text:p text:style-name="P8"><text:span text:style-name="T27">I see too many developers using the conditional operator instead of an if statement.</text:span></text:p>
<text:p text:style-name="P8"><text:span text:style-name="T27"/></text:p>
<text:p text:style-name="P8"><text:span text:style-name="T27">Over time, it becomes difficult to maintain. It is also difficult to comment and explain why the conditional conditions are needed.</text:span></text:p>
</office:annotation><text:span text:style-name="T1">Do not use the conditional operator as a replacement for </text:span><text:span text:style-name="Code_20_Inline"><text:span text:style-name="T1">if</text:span></text:span><text:span text:style-name="T1"> statements. If you have a choice, use an </text:span><text:span text:style-name="Code_20_Inline"><text:span text:style-name="T1">if</text:span></text:span><text:span text:style-name="T1"> statement, because a statement is almost always easier to read and understand than a conditional expression. Use conditional expressions in situations when </text:span><text:span text:style-name="Code_20_Inline"><text:span text:style-name="T1">if</text:span></text:span><text:span text:style-name="T1"> statements are infeasible.</text:span><office:annotation-end office:name="__Annotation__1894_294492880"/><text:span text:style-name="T1"> Initializing a data member in a constructor, for example, does not permit the use of an </text:span><text:span text:style-name="Code_20_Inline"><text:span text:style-name="T1">if</text:span></text:span><text:span text:style-name="T1"> statement. Although you can use a member function for complicated conditions, you can also use a conditional expression for simple conditions.</text:span></text:p>
      <text:p text:style-name="Body_20_Text_20_Cont"><text:span text:style-name="T1">The </text:span><text:span text:style-name="Code_20_Inline"><text:span text:style-name="T1">rational</text:span></text:span><text:span text:style-name="T1"> class (last seen in Exploration 47), for example, takes a numerator and a denominator as constructor arguments. The class ensures that its denominator is always positive. If the denominator is negative, it negates the numerator and denominator. In past Explorations, I loaded the </text:span><text:span text:style-name="Code_20_Inline"><text:span text:style-name="T1">reduce()</text:span></text:span><text:span text:style-name="T1"> member function with additional responsibilities, such as checking for a zero denominator and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text:span text:style-name="Code_20_Inline"><text:span text:style-name="T1">reduce()</text:span></text:span><text:span text:style-name="T1">. If the denominator is zero, the constructor throws an exception; if the denominator is negative, the constructor negates the numerator and the denominator. This alternative design makes </text:span><text:span text:style-name="Code_20_Inline"><text:span text:style-name="T1">reduce()</text:span></text:span><text:span text:style-name="T1"> simpler, and simple functions are less error prone than complicated functions. Listing 49-1 shows how you can do this using conditional operators.</text:span></text:p>
      <text:p text:style-name="Code_20_Caption"><text:change-start text:change-id="ct93959961374480"/><text:soft-page-break/><text:span text:style-name="T5"><text:hidden-text text:condition="ooow:" text:string-value=".hh" text:is-hidden="true"/></text:span><text:change-end text:change-id="ct93959961374480"/><text:span text:style-name="T5">Listing</text:span><text:span text:style-name="T2"> </text:span><text:span text:style-name="T5">49-1.</text:span> Using Conditional Expressions in a<text:span text:style-name="T1"> </text:span>Constructor’s Initializer</text:p>
      <text:p text:style-name="Code">/// Construct a<text:span text:style-name="T1"> </text:span>rational object from a<text:span text:style-name="T1"> </text:span>numerator and a<text:span text:style-name="T1">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2">: numerator_{den &lt; 0 ? -num : num},</text:p>
      <text:p text:style-name="Code"><text:span text:style-name="T10"><text:s text:c="2"/></text:span><text:span text:style-name="T9">denominator_{den == 0 ? throw zero_denominator("0 denominator") :</text:span></text:p>
      <text:p text:style-name="Code"><text:span text:style-name="T10"><text:s text:c="26"/></text:span><text:span text:style-name="T9">(den &lt; 0 ? -den : den)}</text:span></text:p>
      <text:p text:style-name="P2">{</text:p>
      <text:p text:style-name="Code"><text:span text:style-name="T10"><text:s text:c="2"/></text:span><text:span text:style-name="T9">reduce();</text:span></text:p>
      <text:p text:style-name="Code">}</text:p>
      <text:p text:style-name="Body_20_Text_20_Cont"><text:span text:style-name="T1">A </text:span><text:span text:style-name="Code_20_Inline"><text:span text:style-name="T1">throw</text:span></text:span><text:span text:style-name="T1"> expression has type </text:span><text:span text:style-name="Code_20_Inline"><text:span text:style-name="T1">void</text:span></text:span><text:span text:style-name="T1">, but the compiler knows it doesn’t return, so you can use it as one (or both) of the parts of a conditional expression. The type of the overall expression is that of the non-throwing part (or </text:span><text:span text:style-name="Code_20_Inline"><text:span text:style-name="T1">void</text:span></text:span><text:span text:style-name="T1">, if both parts throw an exception).</text:span></text:p>
      <text:p text:style-name="Body_20_Text_20_Cont"><text:span text:style-name="T1">In other words, if </text:span><text:span text:style-name="Code_20_Inline"><text:span text:style-name="T1">den</text:span></text:span><text:span text:style-name="T1"> is zero, the </text:span><text:span text:style-name="Emphasis"><text:span text:style-name="T4">true-part</text:span></text:span><text:span text:style-name="T1"> of the expression throws an exception. If the condition is false, the </text:span><text:span text:style-name="Emphasis"><text:span text:style-name="T4">false-part</text:span></text:span><text:span text:style-name="T1"> executes, which is another conditional expression, which evaluates the absolute value of </text:span><text:span text:style-name="Code_20_Inline"><text:span text:style-name="T1">den</text:span></text:span><text:span text:style-name="T1">. The initializer for the numerator also tests </text:span><text:span text:style-name="Code_20_Inline"><text:span text:style-name="T1">den</text:span></text:span><text:span text:style-name="T1">, and if negative, it negates the numerator too.</text:span></text:p>
      <text:p text:style-name="Body_20_Text_20_Cont"><text:span text:style-name="T1">Like me, you might find that the use of conditional expressions makes the code harder to read. The conditional operator is widely used in C++ programs, so you must get used to reading it. If you decide that the conditional expressions are just too complicated, write a separate, private member function to do the work, and initialize the member by calling the function, as shown in Listing 49-2.</text:span></text:p>
      <text:p text:style-name="Code_20_Caption"><text:change-start text:change-id="ct93959946488416"/><text:span text:style-name="T5"><text:hidden-text text:condition="ooow:" text:string-value=".hh" text:is-hidden="true"/></text:span><text:change-end text:change-id="ct93959946488416"/><text:span text:style-name="T5">Listing</text:span><text:span text:style-name="T2"> </text:span><text:span text:style-name="T5">49-2.</text:span> Using a<text:span text:style-name="T1"> </text:span>Function and Conditional Statements Instead of Conditional Expressions</text:p>
      <text:p text:style-name="Code">/// Construct a<text:span text:style-name="T1"> </text:span>rational object from a<text:span text:style-name="T1"> </text:span>numerator and a<text:span text:style-name="T1">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2">: numerator_{den &lt; 0 ? -num : num}, denominator_{init_denominator(den)}</text:p>
      <text:p text:style-name="P2">{</text:p>
      <text:p text:style-name="Code"><text:span text:style-name="T10"><text:s text:c="2"/></text:span><text:span text:style-name="T9">reduce();</text:span></text:p>
      <text:p text:style-name="P2">}</text:p>
      <text:p text:style-name="P2"><text:soft-page-break/></text:p>
      <text:p text:style-name="P2">/// Return an initial value for the denominator_ member. This function is used</text:p>
      <text:p text:style-name="P2">/// only in a constructor's initializer list.</text:p>
      <text:p text:style-name="P2">int rational::init_denominator(int den)</text:p>
      <text:p text:style-name="P2">{</text:p>
      <text:p text:style-name="Code"><text:span text:style-name="T10"><text:s text:c="2"/></text:span><text:span text:style-name="T9">if (den == 0)</text:span></text:p>
      <text:p text:style-name="Code"><text:span text:style-name="T10"><text:s text:c="4"/></text:span><text:span text:style-name="T9">throw zero_denominator("0 denominator");</text:span></text:p>
      <text:p text:style-name="Code"><text:span text:style-name="T10"><text:s text:c="2"/></text:span><text:span text:style-name="T9">else if (den &lt; 0)</text:span></text:p>
      <text:p text:style-name="Code"><text:span text:style-name="T10"><text:s text:c="4"/></text:span><text:span text:style-name="T9">return -den;</text:span></text:p>
      <text:p text:style-name="Code"><text:span text:style-name="T10"><text:s text:c="2"/></text:span><text:span text:style-name="T9">else</text:span></text:p>
      <text:p text:style-name="Code"><text:span text:style-name="T10"><text:s text:c="4"/></text:span><text:span text:style-name="T9">return den;</text:span></text:p>
      <text:p text:style-name="Code">}</text:p>
      <text:p text:style-name="Body_20_Text_20_Cont">When writing new code, use the technique that you like best, but get used to reading both programming styles.</text:p>
      <text:h text:style-name="Heading_20_1" text:outline-level="1"><text:bookmark-end text:name="cond"/>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Body_20_Text_20_Cont"><text:span text:style-name="T1">Recall from Exploration 12 that the </text:span><text:span text:style-name="Code_20_Inline"><text:span text:style-name="T1">and</text:span></text:span><text:span text:style-name="T1"> and </text:span><text:span text:style-name="Code_20_Inline"><text:span text:style-name="T1">or</text:span></text:span><text:span text:style-name="T1"> operators do not evaluate their right-hand operands if they don’t have to. That’s true of the built-in operators, but not if you overload them. When you overload the Boolean operators, they become normal functions, and C++ always evaluates function arguments before calling a function. Therefore, overloaded </text:span><text:span text:style-name="Code_20_Inline"><text:span text:style-name="T1">and</text:span></text:span><text:span text:style-name="T1"> and </text:span><text:span text:style-name="Code_20_Inline"><text:span text:style-name="T1">or</text:span></text:span><text:span text:style-name="T1"> operators behave differently from the built-in operators, and this difference makes them significantly less useful.</text:span></text:p>
      <text:p text:style-name="Note_2f_Tip_2f_Caution"><text:span text:style-name="Dingbat_20_Symbol"><text:span text:style-name="T7"></text:span></text:span><text:span text:style-name="Strong_20_Emphasis">Tip</text:span><text:span text:style-name="T1"><text:tab/></text:span>Do not overload the <text:span text:style-name="Code_20_Inline">and</text:span> and <text:span text:style-name="Code_20_Inline">or</text:span> operators.</text:p>
      <text:h text:style-name="Heading_20_1" text:outline-level="1"><text:bookmark-start text:name="comma"/>Comma Operator</text:h>
      <text:p text:style-name="Body_20_Text_20_First">The comma (<text:span text:style-name="Code_20_Inline">,</text:span>) serves many roles: it separates arguments in a<text:span text:style-name="T1"> </text:span>function call, parameters in a<text:span text:style-name="T1"> </text:span>function declaration, declarators in a<text:span text:style-name="T1"> </text:span>declaration, and initializers in a<text:span text:style-name="T1"> </text:span>constructor’s initializer list. In all these cases, the comma is a<text:span text:style-name="T1"> </text:span>punctuator, that is, a<text:span text:style-name="T1"> </text:span>symbol that is part of the syntax that serves only to show where one thing (argument, declarator, etc.) ends and another thing begins. It is also an operator in its own right, which is a<text:span text:style-name="T1"> </text:span>completely different use for the same symbol. The comma as operator separates two expressions; it causes the left-hand operand to be evaluated, and then the right-hand <text:soft-page-break/>operand is evaluated, which becomes the result of the entire expression. The value of the left-hand operand is ignored.</text:p>
      <text:p text:style-name="P1"/>
      <text:p text:style-name="P3">At first, this operator seems a little pointless. After all, what’s the purpose of writing, say,</text:p>
      <text:p text:style-name="Code">x = 1 + 2, y = x + 3, z = y + 4</text:p>
      <text:p text:style-name="P3">instead of</text:p>
      <text:p text:style-name="Body_20_Text_20_Cont"/>
      <text:p text:style-name="Code">x = 1 + 2;</text:p>
      <text:p text:style-name="Code">y = x + 3;</text:p>
      <text:p text:style-name="Code">z = y + 4;</text:p>
      <text:p text:style-name="Body_20_Text_20_Cont"><office:annotation office:name="__Annotation__1899_294492880" loext:resolved="false"><dc:creator>Michael Thomas</dc:creator><dc:date>2020-04-13T14:56:01.930000000</dc:date><text:p text:style-name="P8"><text:span text:style-name="T27">Again, good advice.</text:span></text:p>
<text:p text:style-name="P8"><text:span text:style-name="T27"/></text:p>
<text:p text:style-name="P8"><text:span text:style-name="T27">Unless there is a logical reason to combine elements on a line, separate statements should be used.</text:span></text:p>
</office:annotation><text:span text:style-name="T1">The comma operator is not meant to be a substitute for writing separate statements. </text:span><office:annotation-end office:name="__Annotation__1899_294492880"/><text:span text:style-name="T1">There is one situation, however, when multiple statements are not possible, but multiple expressions have to be evaluated. I speak of none other than the </text:span><text:span text:style-name="Code_20_Inline"><text:span text:style-name="T1">for</text:span></text:span><text:span text:style-name="T1"> loop.</text:span></text:p>
      <text:p text:style-name="Body_20_Text_20_Cont"><text:span text:style-name="T1">Suppose you want to implement the iterator-based </text:span><text:span text:style-name="Code_20_Inline"><text:span text:style-name="T1">search</text:span></text:span><text:span text:style-name="T1"> algorithm. Implementing a fully generic algorithm requires techniques that you haven’t learned yet, but you can write this function so that it works with </text:span><text:span text:style-name="T20">iterators but lacks any verification that its arguments are proper iterators</text:span><text:span text:style-name="T1">. The basic idea is simple, </text:span><text:span text:style-name="Code_20_Inline"><text:span text:style-name="T1">search</text:span></text:span><text:span text:style-name="T1"> looks through a search range, trying to find a sequence of elements that are equal to elements in a match range. It steps through the search range one element at a time, testing whether a match starts at that element. If so, it returns an iterator that refers to the start of the match. If no match is found, </text:span><text:span text:style-name="Code_20_Inline"><text:span text:style-name="T1">search</text:span></text:span><text:span text:style-name="T1"> returns the end iterator. To check for a match, use a nested loop to compare successive elements in the two ranges. Listing 49-3 shows one way to implement this function.</text:span></text:p>
      <text:p text:style-name="Code_20_Caption"><text:change-start text:change-id="ct93959845902880"/><text:span text:style-name="T5"><text:hidden-text text:condition="ooow:" text:string-value=".hh" text:is-hidden="true"/></text:span><text:change-end text:change-id="ct93959845902880"/><text:span text:style-name="T5">Listing</text:span><text:span text:style-name="T2"> </text:span><text:span text:style-name="T5">49-3.</text:span> Searching for a<text:span text:style-name="T1"> </text:span>Matching Sub<text:span text:style-name="T1">-</text:span>range <text:span text:style-name="T19">Using Iterators</text:span></text:p>
      <text:p text:style-name="Code"><text:span text:style-name="T18">auto </text:span>search(<text:span text:style-name="T18">auto </text:span>first1, auto last1, auto first2, auto last2)</text:p>
      <text:p text:style-name="Code">{</text:p>
      <text:p text:style-name="Code"><text:span text:style-name="T11"><text:s text:c="2"/></text:span>// s1 is the size of the untested portion of the first range</text:p>
      <text:p text:style-name="Code"><text:span text:style-name="T11"><text:s text:c="2"/></text:span>// s2 is the size of the second range</text:p>
      <text:p text:style-name="Code"><text:span text:style-name="T11"><text:s text:c="2"/></text:span>// End the search when s2 &gt; s1 because a<text:span text:style-name="T1"> </text:span>match is impossible if the</text:p>
      <text:p text:style-name="Code"><text:span text:style-name="T11"><text:s text:c="2"/></text:span>// remaining portion of the search range is smaller than the test range.</text:p>
      <text:p text:style-name="Code"><text:span text:style-name="T11"><text:s text:c="2"/></text:span>// Each iteration of the outer loop shrinks the search range by one,</text:p>
      <text:p text:style-name="Code"><text:span text:style-name="T11"><text:s text:c="2"/></text:span>// and advances the first1 iterator. The inner loop searches</text:p>
      <text:p text:style-name="Code"><text:s text:c="2"/>// for a<text:span text:style-name="T1"> </text:span>match starting at first1.</text:p>
      <text:p text:style-name="Code"><text:span text:style-name="T11"><text:s text:c="2"/></text:span>for (<text:span text:style-name="T18">auto</text:span> s1{last1-first1<text:span text:style-name="T18">}</text:span>, s2<text:span text:style-name="T18">{</text:span>last2-first2<text:span text:style-name="T18">}</text:span>; s2 &lt;= s1;<text:span text:style-name="Code_20_Bold"><text:span text:style-name="T6"> --s1, ++first1</text:span></text:span>)</text:p>
      <text:p text:style-name="Code"><text:soft-page-break/><text:span text:style-name="T11"><text:s text:c="2"/></text:span>{</text:p>
      <text:p text:style-name="Code"><text:span text:style-name="T11"><text:s text:c="4"/></text:span>// Is there a<text:span text:style-name="T1"> </text:span>match starting at first1?</text:p>
      <text:p text:style-name="Code"><text:span text:style-name="T11"><text:s text:c="4"/></text:span><text:span text:style-name="T18">auto </text:span>f2<text:span text:style-name="T18">{</text:span>first2};</text:p>
      <text:p text:style-name="Code"><text:span text:style-name="T11"><text:s text:c="4"/></text:span>for (<text:span text:style-name="T18">auto</text:span> f1{first1};</text:p>
      <text:p text:style-name="Code"><text:span text:style-name="T11"><text:s text:c="9"/></text:span>f1 != last1 and f2 != last2 and *f1 == *f2;</text:p>
      <text:p text:style-name="Code"><text:span text:style-name="T8"><text:s text:c="9"/></text:span><text:span text:style-name="Code_20_Bold"><text:span text:style-name="T5">++f1, ++f2)</text:span></text:span></text:p>
      <text:p text:style-name="Code"><text:span text:style-name="T11"><text:s text:c="5"/></text:span>{</text:p>
      <text:p text:style-name="Code"><text:span text:style-name="T11"><text:s text:c="8"/></text:span>// The subsequence matches so far, so keep checking.</text:p>
      <text:p text:style-name="Code"><text:span text:style-name="T11"><text:s text:c="8"/></text:span>// All the work is done in the loop header, so the body is empty.</text:p>
      <text:p text:style-name="Code"><text:span text:style-name="T11"><text:s text:c="5"/></text:span>}</text:p>
      <text:p text:style-name="Code"><text:span text:style-name="T11"><text:s text:c="5"/></text:span>if (f2 == last2)</text:p>
      <text:p text:style-name="Code"><text:span text:style-name="T11"><text:s text:c="7"/></text:span>return first1; <text:s text:c="4"/>// match starts at first1</text:p>
      <text:p text:style-name="Code"><text:span text:style-name="T11"><text:s text:c="2"/></text:span>}</text:p>
      <text:p text:style-name="Code"><text:span text:style-name="T11"><text:s text:c="2"/></text:span>// no match</text:p>
      <text:p text:style-name="Code"><text:span text:style-name="T11"><text:s text:c="2"/></text:span>return last1;</text:p>
      <text:p text:style-name="Code">}</text:p>
      <text:p text:style-name="Body_20_Text_20_Cont"><text:span text:style-name="T1">The boldface lines demonstrate the comma operator. The initialization portion of the first </text:span><text:span text:style-name="Code_20_Inline"><text:span text:style-name="T1">for</text:span></text:span><text:span text:style-name="T1"> loop does not invoke the comma operator. The comma in the declaration is only a separator between declarators. The comma operator appears in the postiteration part of the loops. Because the postiteration part of a </text:span><text:span text:style-name="Code_20_Inline"><text:span text:style-name="T1">for</text:span></text:span><text:span text:style-name="T1"> loop is an expression, you cannot use multiple statements to increment multiple objects. Instead, you have to do it in a single expression. Hence, the need for the comma operator.</text:span></text:p>
      <text:p text:style-name="Body_20_Text_20_Cont"><text:span text:style-name="T1">On the other hand, some programmers prefer to avoid the comma operator, because the resulting code can be hard to read. </text:span><text:span text:style-name="Strong_20_Emphasis"><text:span text:style-name="T13">Rewrite Listing 49-3 so that it does not use the comma operator.</text:span></text:span><text:span text:style-name="Strong_20_Emphasis"><text:span text:style-name="T1"> </text:span></text:span><text:span text:style-name="Strong_20_Emphasis"><text:span text:style-name="T13">Which version of the function do you prefer?</text:span></text:span><text:span text:style-name="T1"> ________________ Listing 49-4 shows my version of </text:span><text:span text:style-name="Code_20_Inline"><text:span text:style-name="T1">search</text:span></text:span><text:span text:style-name="T1"> without the comma operator.</text:span></text:p>
      <text:p text:style-name="Code_20_Caption"><text:change-start text:change-id="ct93959844676464"/><text:span text:style-name="T5"><text:hidden-text text:condition="ooow:" text:string-value=".hh" text:is-hidden="true"/></text:span><text:change-end text:change-id="ct93959844676464"/><text:span text:style-name="T5">Listing</text:span><text:span text:style-name="T2"> </text:span><text:span text:style-name="T5">49-4.</text:span> The <text:span text:style-name="Code_20_Inline"><text:span text:style-name="T14">search</text:span></text:span> Function Without Using the Comma Operator</text:p>
      <text:p text:style-name="Code"><text:span text:style-name="T18">auto </text:span>search(<text:span text:style-name="T18">auto</text:span> first1, <text:span text:style-name="T18">auto </text:span>last1, auto first2, auto last2)</text:p>
      <text:p text:style-name="Code">{</text:p>
      <text:p text:style-name="Code"><text:span text:style-name="T11"><text:s text:c="2"/></text:span>// s1 is the size of the untested portion of the first range</text:p>
      <text:p text:style-name="Code"><text:span text:style-name="T11"><text:s text:c="2"/></text:span>// s2 is the size of the second range</text:p>
      <text:p text:style-name="Code"><text:span text:style-name="T11"><text:s text:c="2"/></text:span>// End the search when s2 &gt; s1 because a<text:span text:style-name="T1"> </text:span>match is impossible if the </text:p>
      <text:p text:style-name="Code"><text:span text:style-name="T11"><text:s text:c="2"/></text:span>// remaining portion of the search range is smaller than the test range.</text:p>
      <text:p text:style-name="Code"><text:span text:style-name="T11"><text:s text:c="2"/></text:span>// Each iteration of the outer loop shrinks the search range by one,</text:p>
      <text:p text:style-name="Code"><text:span text:style-name="T11"><text:s text:c="2"/></text:span>// and advances the first1 iterator. The inner loop searches</text:p>
      <text:p text:style-name="Code"><text:s text:c="2"/>// for a<text:span text:style-name="T1"> </text:span>match starting at first1.</text:p>
      <text:p text:style-name="Code"><text:span text:style-name="Code_20_Bold"><text:span text:style-name="T22"><text:s text:c="2"/></text:span></text:span><text:span text:style-name="Code_20_Bold"><text:span text:style-name="T23">for (</text:span></text:span><text:span text:style-name="Code_20_Bold"><text:span text:style-name="T21">auto </text:span></text:span><text:span text:style-name="Code_20_Bold"><text:span text:style-name="T23">s1{last1-first1}, s2</text:span></text:span><text:span text:style-name="Code_20_Bold"><text:span text:style-name="T21">{</text:span></text:span><text:span text:style-name="Code_20_Bold"><text:span text:style-name="T23">last2-first2</text:span></text:span><text:span text:style-name="Code_20_Bold"><text:span text:style-name="T21">}</text:span></text:span><text:span text:style-name="Code_20_Bold"><text:span text:style-name="T23">; s2 &lt;= s1; --s1)</text:span></text:span></text:p>
      <text:p text:style-name="Code"><text:span text:style-name="T11"><text:s text:c="2"/></text:span>{</text:p>
      <text:p text:style-name="Code"><text:span text:style-name="T11"><text:s text:c="4"/></text:span>// Is there a<text:span text:style-name="T1"> </text:span>match starting at first1?</text:p>
      <text:p text:style-name="Code"><text:span text:style-name="T11"><text:s text:c="4"/></text:span><text:span text:style-name="T18">auto </text:span>f2{first2};</text:p>
      <text:p text:style-name="Code"><text:span text:style-name="T22"><text:s text:c="4"/></text:span><text:span text:style-name="Code_20_Bold"><text:span text:style-name="T23">for (</text:span></text:span><text:span text:style-name="Code_20_Bold"><text:span text:style-name="T21">auto</text:span></text:span><text:span text:style-name="Code_20_Bold"><text:span text:style-name="T23"> f1</text:span></text:span><text:span text:style-name="Code_20_Bold"><text:span text:style-name="T21">{</text:span></text:span><text:span text:style-name="Code_20_Bold"><text:span text:style-name="T23">first1}; f1 != last1 and f2 != last2 and *f1 == *f2; )</text:span></text:span></text:p>
      <text:p text:style-name="Code"><text:soft-page-break/><text:span text:style-name="T11"><text:s text:c="4"/></text:span>{</text:p>
      <text:p text:style-name="Code"><text:span text:style-name="T22"><text:s text:c="5"/></text:span><text:span text:style-name="Code_20_Bold"><text:span text:style-name="T22"><text:s/></text:span></text:span><text:span text:style-name="Code_20_Bold"><text:span text:style-name="T23">++f1;</text:span></text:span></text:p>
      <text:p text:style-name="Code"><text:span text:style-name="T22"><text:s text:c="6"/></text:span><text:span text:style-name="Code_20_Bold"><text:span text:style-name="T23">++f2;</text:span></text:span></text:p>
      <text:p text:style-name="Code"><text:span text:style-name="T11"><text:s text:c="4"/></text:span>}</text:p>
      <text:p text:style-name="Code"><text:span text:style-name="T11"><text:s text:c="4"/></text:span>if (f2 == last2)</text:p>
      <text:p text:style-name="Code"><text:span text:style-name="T11"><text:s text:c="6"/></text:span>return first1; <text:s text:c="4"/>// match starts at first1</text:p>
      <text:p text:style-name="Code"><text:span text:style-name="T22"><text:s/></text:span><text:span text:style-name="Code_20_Bold"><text:span text:style-name="T22"><text:s text:c="3"/></text:span></text:span><text:span text:style-name="Code_20_Bold"><text:span text:style-name="T23">++first1;</text:span></text:span></text:p>
      <text:p text:style-name="Code"><text:span text:style-name="T11"><text:s text:c="2"/></text:span>}</text:p>
      <text:p text:style-name="Code"><text:span text:style-name="T11"><text:s text:c="2"/></text:span>// no match</text:p>
      <text:p text:style-name="Code"><text:span text:style-name="T11"><text:s text:c="2"/></text:span>return last1;</text:p>
      <text:p text:style-name="Code">}</text:p>
      <text:p text:style-name="P3">The comma operator has very low precedence, even lower than assignment and the conditional operator. If a loop has to advance objects by steps of 2, for example, you can use assignment expressions with the comma operator.</text:p>
      <text:p text:style-name="Code">for (int i{0}, j{size-1}; i &lt; j; i += 2, j -= 2) do_something(i, j);</text:p>
      <text:p text:style-name="Body_20_Text_20_Cont">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text:bookmark-start text:name="arith"/><text:bookmark-end text:name="comma"/>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Body_20_Text_20_Cont"><text:span text:style-name="T1">The advantage of the special assignment operator is that </text:span><text:span text:style-name="Code_20_Inline"><text:span text:style-name="T1">x</text:span></text:span><text:span text:style-name="T1"> is evaluated only once, which can be a boon if </text:span><text:span text:style-name="Code_20_Inline"><text:span text:style-name="T1">x</text:span></text:span><text:span text:style-name="T1"> is a complicated expression. If </text:span><text:span text:style-name="Code_20_Inline"><text:span text:style-name="T1">data</text:span></text:span><text:span text:style-name="T1"> has type </text:span><text:span text:style-name="Code_20_Inline"><text:span text:style-name="T1">std::vector&lt;int&gt;</text:span></text:span><text:span text:style-name="T1">, which of the following two equivalent expressions do you find easier to read and understand?</text:span></text:p>
      <text:p text:style-name="Code">data.at(data.size() / 2) = data.at(data.size() / 2) + 10;</text:p>
      <text:p text:style-name="Code">data.at(data.size() / 2) += 10;</text:p>
      <text:p text:style-name="Body_20_Text_20_Cont"><text:span text:style-name="T1">Listing 49-5 shows a sample implementation of </text:span><text:span text:style-name="Code_20_Inline"><text:span text:style-name="T1">*=</text:span></text:span><text:span text:style-name="T1"> for the </text:span><text:span text:style-name="Code_20_Inline"><text:span text:style-name="T1">rational</text:span></text:span><text:span text:style-name="T1"> class.</text:span></text:p>
      <text:p text:style-name="Code_20_Caption"><text:change-start text:change-id="ct93959841274144"/><text:soft-page-break/><text:span text:style-name="T5"><text:hidden-text text:condition="ooow:" text:string-value=".hh" text:is-hidden="true"/></text:span><text:change-end text:change-id="ct93959841274144"/><text:span text:style-name="T5">Listing</text:span><text:span text:style-name="T2"> </text:span><text:span text:style-name="T5">49-5.</text:span> Implementing the Multiplication Assignment Operator</text:p>
      <text:p text:style-name="Code">rational const&amp; rational::operator*=(rational const&amp; rhs)</text:p>
      <text:p text:style-name="Code">{</text:p>
      <text:p text:style-name="Code"><text:span text:style-name="T11"><text:s text:c="2"/></text:span>numerator_ *= rhs.numer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Body_20_Text_20_Cont"><text:span text:style-name="T15">The return type of </text:span><text:span text:style-name="Code_20_Inline"><text:span text:style-name="T15">operator*=</text:span></text:span><text:span text:style-name="T15"> is a reference, </text:span><text:span text:style-name="Code_20_Inline"><text:span text:style-name="T15">rational&amp;</text:span></text:span><text:span text:style-name="T15">. The return value is </text:span><text:span text:style-name="Code_20_Inline"><text:span text:style-name="T15">*this</text:span></text:span><text:span text:style-name="T15">. Although </text:span><text:span text:style-name="T1">the compiler lets you use any return type and value, the convention is for assignment operators to return a reference to the object, that is, an lvalue. Even if your code never uses the return value, many programmers use the result of an assignment, so don’t use </text:span><text:span text:style-name="Code_20_Inline"><text:span text:style-name="T1">void</text:span></text:span><text:span text:style-name="T1"> as a return type. On the other hand, assigning to the result of an assignment leads to madness, so returning a const lvalue makes a lot of sense.</text:span></text:p>
      <text:p text:style-name="Code">rational r;</text:p>
      <text:p text:style-name="Code">while ((r += rational{1,10}) != 2) do_something(r);</text:p>
      <text:p text:style-name="Body_20_Text_20_Cont"><text:span text:style-name="T1">Often, implementing an arithmetic operator, such as </text:span><text:span text:style-name="Code_20_Inline"><text:span text:style-name="T1">+</text:span></text:span><text:span text:style-name="T1">, is easiest to do by implementing the corresponding assignment operator first. Then implement the free operator in terms of the assignment operator, as shown in Listing 49-6 for the </text:span><text:span text:style-name="Code_20_Inline"><text:span text:style-name="T1">rational</text:span></text:span><text:span text:style-name="T1"> class.</text:span></text:p>
      <text:p text:style-name="Code_20_Caption"><text:change-start text:change-id="ct93959987025184"/><text:span text:style-name="T5"><text:hidden-text text:condition="ooow:" text:string-value=".hh" text:is-hidden="true"/></text:span><text:change-end text:change-id="ct93959987025184"/><text:span text:style-name="T5">Listing</text:span><text:span text:style-name="T2"> </text:span><text:span text:style-name="T5">49-6.</text:span> Reimplementing Multiplication in Terms of an Assignment Operator</text:p>
      <text:p text:style-name="Code">rational operator*(rational const&amp; lhs, rational const&amp; rhs)</text:p>
      <text:p text:style-name="Code">{</text:p>
      <text:p text:style-name="Code"><text:span text:style-name="T11"><text:s text:c="2"/></text:span>rational result{lhs};</text:p>
      <text:p text:style-name="Code"><text:span text:style-name="T11"><text:s text:c="2"/></text:span>result *= rhs;</text:p>
      <text:p text:style-name="Code"><text:span text:style-name="T11"><text:s text:c="2"/></text:span>return result;</text:p>
      <text:p text:style-name="Code">}</text:p>
      <text:p text:style-name="Body_20_Text_20_Cont"><text:span text:style-name="Strong_20_Emphasis"><text:span text:style-name="T13">Implement the </text:span></text:span><text:span text:style-name="Code_20_Inline"><text:span text:style-name="T3">/=</text:span></text:span><text:span text:style-name="Strong_20_Emphasis"><text:span text:style-name="T13">, </text:span></text:span><text:span text:style-name="Code_20_Inline"><text:span text:style-name="T3">+=</text:span></text:span><text:span text:style-name="Strong_20_Emphasis"><text:span text:style-name="T13">, and </text:span></text:span><text:span text:style-name="Code_20_Inline"><text:span text:style-name="T3">-=</text:span></text:span><text:span text:style-name="Strong_20_Emphasis"><text:span text:style-name="T13"> operators for class </text:span></text:span><text:span text:style-name="Code_20_Inline"><text:span text:style-name="T3">rational</text:span></text:span><text:span text:style-name="Strong_20_Emphasis"><text:span text:style-name="T13">.</text:span></text:span><text:span text:style-name="T1"> You can implement these operators in many ways. I recommend putting the arithmetic logic in the assignment operators and reimplementing the </text:span><text:span text:style-name="Code_20_Inline"><text:span text:style-name="T1">/</text:span></text:span><text:span text:style-name="T1">, </text:span><text:span text:style-name="Code_20_Inline"><text:span text:style-name="T1">+</text:span></text:span><text:span text:style-name="T1">, and </text:span><text:span text:style-name="Code_20_Inline"><text:span text:style-name="T1">-</text:span></text:span><text:span text:style-name="T1"> operators to use the assignment operators, as I did with the multiplication operators. My solution appears in Listing 49-7.</text:span></text:p>
      <text:p text:style-name="Code_20_Caption"><text:change-start text:change-id="ct93960004300480"/><text:span text:style-name="T5"><text:hidden-text text:condition="ooow:" text:string-value=".hh" text:is-hidden="true"/></text:span><text:change-end text:change-id="ct93960004300480"/><text:span text:style-name="T5">Listing</text:span><text:span text:style-name="T2"> </text:span><text:span text:style-name="T5">49-7.</text:span> Other Arithmetic Assignment Operators</text:p>
      <text:p text:style-name="Code">rational const&amp; rational::operator+=(rational const&amp; rhs)</text:p>
      <text:p text:style-name="Code"><text:soft-page-break/>{</text:p>
      <text:p text:style-name="Code"><text:span text:style-name="T11"><text:s text:c="2"/></text:span>numerator_ = numerator() * rhs.denominator() + rhs.numerator() * denomin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Code"/>
      <text:p text:style-name="Code">rational const&amp; rational::operator-=(rational const&amp; rhs)</text:p>
      <text:p text:style-name="Code">{</text:p>
      <text:p text:style-name="Code"><text:span text:style-name="T11"><text:s text:c="2"/></text:span>numerator_ = numerator() * rhs.denominator() - rhs.numerator() * denomin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Code"/>
      <text:p text:style-name="Code">rational const&amp; rational::operator/=(rational const&amp; rhs)</text:p>
      <text:p text:style-name="Code">{</text:p>
      <text:p text:style-name="Code"><text:span text:style-name="T11"><text:s text:c="2"/></text:span>if (rhs.numerator() == 0)</text:p>
      <text:p text:style-name="Code"><text:span text:style-name="T11"><text:s text:c="4"/></text:span>throw zero_denominator{"divide by zero"};</text:p>
      <text:p text:style-name="Code"><text:span text:style-name="T11"><text:s text:c="2"/></text:span>numerator_ *= rhs.denominator();</text:p>
      <text:p text:style-name="Code"><text:span text:style-name="T11"><text:s text:c="2"/></text:span>denominator_ *= rhs.numerator();</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reduce();</text:p>
      <text:p text:style-name="Code"><text:span text:style-name="T11"><text:s text:c="2"/></text:span>return *this;</text:p>
      <text:p text:style-name="Code">}</text:p>
      <text:p text:style-name="Body_20_Text_20_Cont"><text:span text:style-name="T1">Because </text:span><text:span text:style-name="Code_20_Inline"><text:span text:style-name="T1">reduce()</text:span></text:span><text:span text:style-name="T1"> no longer checks for a negative denominator, any function that might change the denominator to negative must check. Because the denominator is always positive, you know that </text:span><text:span text:style-name="Code_20_Inline"><text:span text:style-name="T1">operator+=</text:span></text:span><text:span text:style-name="T1"> and </text:span><text:span text:style-name="Code_20_Inline"><text:span text:style-name="T1">operator-=</text:span></text:span><text:span text:style-name="T1"> cannot cause the denominator to become negative. Only </text:span><text:span text:style-name="Code_20_Inline"><text:span text:style-name="T1">operator/=</text:span></text:span><text:span text:style-name="T1"> introduces that possibility, so only that function needs to check.</text:span></text:p>
      <text:h text:style-name="Heading_20_1" text:outline-level="1"><text:bookmark-start text:name="increment"/><text:bookmark-end text:name="arith"/>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text:span text:style-name="T1"> </text:span>suggest implementing them as member functions, although C++ lets you use free functions too. <text:span text:style-name="Strong_20_Emphasis"><text:span text:style-name="T12">Implement the prefix increment operator for class </text:span></text:span><text:span text:style-name="Code_20_Inline"><text:span text:style-name="T16">rational</text:span></text:span><text:span text:style-name="Strong_20_Emphasis"><text:span text:style-name="T12">.</text:span></text:span> Compare your function with mine in Listing<text:span text:style-name="T1"> </text:span>49-8.</text:p>
      <text:p text:style-name="Code_20_Caption"><text:change-start text:change-id="ct93960034441472"/><text:soft-page-break/><text:span text:style-name="T5"><text:hidden-text text:condition="ooow:" text:string-value=".hh" text:is-hidden="true"/></text:span><text:change-end text:change-id="ct93960034441472"/><text:span text:style-name="T5">Listing</text:span><text:span text:style-name="T2"> </text:span><text:span text:style-name="T5">49-8.</text:span> The Prefix Increment Operator for <text:span text:style-name="Code_20_Inline"><text:span text:style-name="T14">rational</text:span></text:span></text:p>
      <text:p text:style-name="Code">rational const&amp; rational::operator++()</text:p>
      <text:p text:style-name="Code">{</text:p>
      <text:p text:style-name="Code"><text:span text:style-name="T11"><text:s text:c="2"/></text:span>numerator_ += denominator_;</text:p>
      <text:p text:style-name="Code"><text:span text:style-name="T11"><text:s text:c="2"/></text:span>return *this;</text:p>
      <text:p text:style-name="Code">}</text:p>
      <text:p text:style-name="Body_20_Text_20_Cont"><text:span text:style-name="T1">I am confident that you can implement the decrement operator with no additional help. Like the arithmetic assignment operators, the prefix </text:span><text:span text:style-name="Code_20_Inline"><text:span text:style-name="T1">operator++</text:span></text:span><text:span text:style-name="T1"> returns the object as a reference.</text:span></text:p>
      <text:p text:style-name="Body_20_Text_20_Cont"><text:span text:style-name="T1">That leaves the postfix operators. Implementing the body of the operator is easy and requires only one additional line of code. However, you must take care with the return type. The postfix operators cannot simply return </text:span><text:span text:style-name="Code_20_Inline"><text:span text:style-name="T1">*this</text:span></text:span><text:span text:style-name="T1">, because they return the original value of the object, not its new value. Thus, these operators cannot return a reference. Instead, they must return a plain </text:span><text:span text:style-name="Code_20_Inline"><text:span text:style-name="T1">rational</text:span></text:span><text:span text:style-name="T1"> rvalue.</text:span></text:p>
      <text:p text:style-name="Body_20_Text_20_Cont"><text:span text:style-name="T1">But how do you declare the function? A class can’t have two separate functions with the same name (</text:span><text:span text:style-name="Code_20_Inline"><text:span text:style-name="T1">operator++</text:span></text:span><text:span text:style-name="T1">) and arguments. Somehow, you need a way to tell the compiler that one implementation of </text:span><text:span text:style-name="Code_20_Inline"><text:span text:style-name="T1">operator++</text:span></text:span><text:span text:style-name="T1"> is prefix and another is postfix.</text:span></text:p>
      <text:p text:style-name="Body_20_Text_20_Cont"><text:span text:style-name="T1">The solution is that when the compiler calls a custom postfix increment or decrement operator, it passes the integer </text:span><text:span text:style-name="Code_20_Inline"><text:span text:style-name="T1">0</text:span></text:span><text:span text:style-name="T1"> as an extra argument. The postfix operators don’t need the value of this extra parameter; it’s just a placeholder to distinguish prefix from postfix.</text:span></text:p>
      <text:p text:style-name="Body_20_Text_20_Cont"><text:span text:style-name="T1">Thus, when you declare </text:span><text:span text:style-name="Code_20_Inline"><text:span text:style-name="T1">operator++</text:span></text:span><text:span text:style-name="T1"> with an extra parameter of type </text:span><text:span text:style-name="Code_20_Inline"><text:span text:style-name="T1">int</text:span></text:span><text:span text:style-name="T1">, you are declaring the postfix operator. When you declare the operator, omit the name for the extra parameter. That tells the compiler that the function doesn’t use the parameter, so the compiler won’t bother you with messages about unused function parameters. </text:span><text:span text:style-name="Strong_20_Emphasis"><text:span text:style-name="T13">Implement the postfix increment and decrement operators for </text:span></text:span><text:span text:style-name="Code_20_Inline"><text:span text:style-name="T1">rational</text:span></text:span><text:span text:style-name="Strong_20_Emphasis"><text:span text:style-name="T13">.</text:span></text:span><text:span text:style-name="T1"> Listing 49-9 shows my solution.</text:span></text:p>
      <text:p text:style-name="Code_20_Caption"><text:change-start text:change-id="ct93959917441200"/><text:span text:style-name="T5"><text:hidden-text text:condition="ooow:" text:string-value=".hh" text:is-hidden="true"/></text:span><text:change-end text:change-id="ct93959917441200"/><text:span text:style-name="T5">Listing</text:span><text:span text:style-name="T2"> </text:span><text:span text:style-name="T5">49-9.</text:span> Postfix Increment and Decrement Operators</text:p>
      <text:p text:style-name="Code">rational rational::operator++(int)</text:p>
      <text:p text:style-name="Code">{</text:p>
      <text:p text:style-name="Code"><text:span text:style-name="T11"><text:s text:c="2"/></text:span>rational result{*this};</text:p>
      <text:p text:style-name="Code"><text:span text:style-name="T11"><text:s text:c="2"/></text:span>numerator_ += denominator_;</text:p>
      <text:p text:style-name="Code"><text:span text:style-name="T11"><text:s text:c="2"/></text:span>return result;</text:p>
      <text:p text:style-name="Code">}</text:p>
      <text:p text:style-name="Code"/>
      <text:p text:style-name="Code">rational rational::operator--(int)</text:p>
      <text:p text:style-name="Code">{</text:p>
      <text:p text:style-name="Code"><text:soft-page-break/><text:span text:style-name="T11"><text:s text:c="2"/></text:span>rational result{*this};</text:p>
      <text:p text:style-name="Code"><text:span text:style-name="T11"><text:s text:c="2"/></text:span>numerator_ -= denominator_;</text:p>
      <text:p text:style-name="Code"><text:span text:style-name="T11"><text:s text:c="2"/></text:span>return result;</text:p>
      <text:p text:style-name="Code">}</text:p>
      <text:p text:style-name="Body_20_Text_20_Cont"><text:span text:style-name="T1">Once all the dust settles from our rehabilitation project, behold the new, improved </text:span><text:span text:style-name="Code_20_Inline"><text:span text:style-name="T1">rational</text:span></text:span><text:span text:style-name="T1"> class definition in Listing 49-10.</text:span></text:p>
      <text:p text:style-name="Code_20_Caption"><text:change-start text:change-id="ct93959907789648"/><text:span text:style-name="T5"><text:hidden-text text:condition="ooow:" text:string-value=".hh" text:is-hidden="true"/></text:span><text:change-end text:change-id="ct93959907789648"/><text:span text:style-name="T5">Listing</text:span><text:span text:style-name="T2"> </text:span><text:span text:style-name="T5">49-10</text:span><text:span text:style-name="T17">.</text:span> The <text:span text:style-name="Code_20_Inline"><text:span text:style-name="T14">rational</text:span></text:span> Class Definition</text:p>
      <text:p text:style-name="Code">export module rat;</text:p>
      <text:p text:style-name="Code">import &lt;iostream&gt;;</text:p>
      <text:p text:style-name="Code">import &lt;stdexcept&gt;;</text:p>
      <text:p text:style-name="Code"/>
      <text:p text:style-name="Code">/// Represent a<text:span text:style-name="T1"> </text:span>rational number (fraction) as a<text:span text:style-name="T1"> </text:span>numerator and denominator.</text:p>
      <text:p text:style-name="Code">export class rational</text:p>
      <text:p text:style-name="Code">{</text:p>
      <text:p text:style-name="Code">public:</text:p>
      <text:p text:style-name="Code"><text:span text:style-name="T11"><text:s text:c="2"/></text:span>class zero_denominator : public std::logic_error</text:p>
      <text:p text:style-name="Code"><text:span text:style-name="T11"><text:s text:c="2"/></text:span>{</text:p>
      <text:p text:style-name="Code"><text:span text:style-name="T11"><text:s text:c="2"/></text:span>public:</text:p>
      <text:p text:style-name="Code"><text:span text:style-name="T11"><text:s text:c="4"/></text:span><text:span text:style-name="T18">using std::</text:span>logic_error<text:span text:style-name="T18">::logic_error;</text:span></text:p>
      <text:p text:style-name="Code"><text:span text:style-name="T11"><text:s text:c="2"/></text:span>};</text:p>
      <text:p text:style-name="Code"><text:span text:style-name="T11"><text:s text:c="2"/></text:span>rational() noexcept : rational{0} {}</text:p>
      <text:p text:style-name="Code"><text:span text:style-name="T11"><text:s text:c="2"/></text:span>rational(int num) noexcept : numerator_{num}, denominator_{1} {}</text:p>
      <text:p text:style-name="Code"><text:span text:style-name="T11"><text:s text:c="2"/></text:span>rational(int num, int den);</text:p>
      <text:p text:style-name="Code"><text:span text:style-name="T11"><text:s text:c="2"/></text:span>rational(double r);</text:p>
      <text:p text:style-name="Code"/>
      <text:p text:style-name="Code"><text:span text:style-name="T11"><text:s text:c="2"/></text:span>int numerator() <text:s text:c="13"/>const noexcept { return numerator_; }</text:p>
      <text:p text:style-name="Code"><text:span text:style-name="T11"><text:s text:c="2"/></text:span>int denominator() <text:s text:c="11"/>const noexcept { return denominator_; }</text:p>
      <text:p text:style-name="Code"><text:span text:style-name="T11"><text:s text:c="2"/></text:span>float as_float() <text:s text:c="12"/>const;</text:p>
      <text:p text:style-name="Code"><text:span text:style-name="T11"><text:s text:c="2"/></text:span>double as_double() <text:s text:c="10"/>const;</text:p>
      <text:p text:style-name="Code"><text:span text:style-name="T11"><text:s text:c="2"/></text:span>long double as_long_double() const;</text:p>
      <text:p text:style-name="Code"/>
      <text:p text:style-name="Code"><text:s text:c="2"/>// optimization to avoid an unneeded call to reduce()</text:p>
      <text:p text:style-name="Code"><text:span text:style-name="T11"><text:s text:c="2"/></text:span>rational const&amp; operator=(int) noexcept;</text:p>
      <text:p text:style-name="Code"/>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text:p>
      <text:p text:style-name="Code"><text:span text:style-name="T11"><text:s text:c="2"/></text:span>rational const&amp; operator--();</text:p>
      <text:p text:style-name="Code"><text:span text:style-name="T11"><text:s text:c="2"/></text:span>rational operator++(int);</text:p>
      <text:p text:style-name="Code"><text:span text:style-name="T11"><text:s text:c="2"/></text:span>rational operator--(int);</text:p>
      <text:p text:style-name="Code"/>
      <text:p text:style-name="Code">private:</text:p>
      <text:p text:style-name="Code"><text:span text:style-name="T11"><text:s text:c="2"/></text:span>/// Reduce the numerator and denominator by their GCD.</text:p>
      <text:p text:style-name="Code"><text:span text:style-name="T11"><text:s text:c="2"/></text:span>void reduce();</text:p>
      <text:p text:style-name="Code"><text:span text:style-name="T11"><text:s text:c="2"/></text:span>/// Reduce the numerator and denominator, and normalize the signs of both,</text:p>
      <text:p text:style-name="Code"><text:soft-page-break/><text:span text:style-name="T11"><text:s text:c="2"/></text:span>/// that is, ensure denominator is not negative.</text:p>
      <text:p text:style-name="Code"><text:span text:style-name="T11"><text:s text:c="2"/></text:span>void normalize();</text:p>
      <text:p text:style-name="Code"><text:span text:style-name="T11"><text:s text:c="2"/></text:span>/// Return an initial value for denominator_. Throw a<text:span text:style-name="T1"> </text:span>zero_denominator</text:p>
      <text:p text:style-name="Code"><text:span text:style-name="T11"><text:s text:c="2"/></text:span>/// exception if @p den is zero. Always return a<text:span text:style-name="T1"> </text:span>positive number.</text:p>
      <text:p text:style-name="Code"><text:span text:style-name="T11"><text:s text:c="2"/></text:span>int init_denominator(int den);</text:p>
      <text:p text:style-name="Code"><text:span text:style-name="T11"><text:s text:c="2"/></text:span>int numerator_;</text:p>
      <text:p text:style-name="Code"><text:span text:style-name="T11"><text:s text:c="2"/></text:span>int denominator_;</text:p>
      <text:p text:style-name="Code">};</text:p>
      <text:p text:style-name="Code"/>
      <text:p text:style-name="Code">export rational abs(rational const&amp; r);</text:p>
      <text:p text:style-name="Code">export rational operator-(rational const&amp; r);</text:p>
      <text:p text:style-name="Code">export rational operator+(rational const&amp; lhs, rational const&amp; rhs);</text:p>
      <text:p text:style-name="Code">export rational operator-(rational const&amp; lhs, rational const&amp; rhs);</text:p>
      <text:p text:style-name="Code">export rational operator*(rational const&amp; lhs, rational const&amp; rhs);</text:p>
      <text:p text:style-name="Code">export rational operator/(rational const&amp; lhs, rational const&amp; rhs);</text:p>
      <text:p text:style-name="Code"/>
      <text:p text:style-name="Code">export bool operator==(rational const&amp; a, rational const&amp; b);</text:p>
      <text:p text:style-name="Code">export bool operator&lt;(rational const&amp; a, rational const&amp; b);</text:p>
      <text:p text:style-name="Code"/>
      <text:p text:style-name="Code">export inline bool operator!=(rational const&amp; a, rational const&amp; b)</text:p>
      <text:p text:style-name="Code">{</text:p>
      <text:p text:style-name="Code"><text:span text:style-name="T11"><text:s text:c="2"/></text:span>return not (a == b);</text:p>
      <text:p text:style-name="Code">}</text:p>
      <text:p text:style-name="Code"/>
      <text:p text:style-name="Code">export inline bool operator&lt;=(rational const&amp; a, rational const&amp; b)</text:p>
      <text:p text:style-name="Code">{</text:p>
      <text:p text:style-name="Code"><text:span text:style-name="T11"><text:s text:c="2"/></text:span>return not (b &lt; a);</text:p>
      <text:p text:style-name="Code">}</text:p>
      <text:p text:style-name="Code"/>
      <text:p text:style-name="Code">export inline bool operator&gt;(rational const&amp; a, rational const&amp; b)</text:p>
      <text:p text:style-name="Code">{</text:p>
      <text:p text:style-name="Code"><text:span text:style-name="T11"><text:s text:c="2"/></text:span>return b &lt; a;</text:p>
      <text:p text:style-name="Code">}</text:p>
      <text:p text:style-name="Code"/>
      <text:p text:style-name="Code">export inline bool operator&gt;=(rational const&amp; a, rational const&amp; b)</text:p>
      <text:p text:style-name="Code">{</text:p>
      <text:p text:style-name="Code"><text:span text:style-name="T11"><text:s text:c="2"/></text:span>return not (b &gt; a);</text:p>
      <text:p text:style-name="Code">}</text:p>
      <text:p text:style-name="Code"/>
      <text:p text:style-name="Code">export std::istream&amp; operator&gt;&gt;(std::istream&amp; in, rational&amp; rat);</text:p>
      <text:p text:style-name="Code">export std::ostream&amp; operator&lt;&lt;(std::ostream&amp; out, rational const&amp; rat);</text:p>
      <text:p text:style-name="Body_20_Text_20_Cont">The next Exploration is your second project. Now that you know about classes, inheritance, operator overloading, and exceptions, you are ready to tackle some serious C++ coding.<text:bookmark text:name="Ref_Chapter"/><text:bookmark-end text:name="incre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3:00</meta:creation-date>
    <dc:creator>Ray Lischner</dc:creator>
    <dc:date>2020-05-01T13:22:27.260825574</dc:date>
    <meta:print-date>2009-03-19T10:05:00</meta:print-date>
    <meta:editing-cycles>27</meta:editing-cycles>
    <meta:editing-duration>PT10H43M7S</meta:editing-duration>
    <meta:generator>LibreOffice/6.4.2.2$Linux_X86_64 LibreOffice_project/40$Build-2</meta:generator>
    <meta:document-statistic meta:table-count="0" meta:image-count="0" meta:object-count="0" meta:page-count="12" meta:paragraph-count="287" meta:word-count="3265" meta:character-count="20600" meta:non-whitespace-character-count="17214"/>
    <meta:user-defined meta:name="Chapter Number">49</meta:user-defined>
    <meta:user-defined meta:name="ContentType">Document</meta:user-defined>
  </office:meta>
</office:document-meta>
</file>